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70AD47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8" table:default-cell-style-name="ce5"/>
        <table:table-column table:style-name="co3" table:default-cell-style-name="ce6"/>
        <table:table-column table:style-name="co3" table:default-cell-style-name="ce17"/>
        <table:table-column table:style-name="co3" table:default-cell-style-name="ce22"/>
        <table:table-column table:style-name="co3" table:number-columns-repeated="81" table:default-cell-style-name="ce5"/>
        <table:table-column table:style-name="co1" table:number-columns-repeated="16290" table:default-cell-style-name="ce5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2">
            <text:p>Forêt d'Akagera</text:p>
          </table:table-cell>
          <table:table-cell office:value-type="string" table:style-name="ce4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2">
            <text:p>Attaque Rocket</text:p>
          </table:table-cell>
          <table:table-cell office:value-type="string" table:style-name="ce2">
            <text:p>Chanal 3</text:p>
          </table:table-cell>
          <table:table-cell office:value-type="string" table:style-name="ce15">
            <text:p>Kigali Nord</text:p>
          </table:table-cell>
          <table:table-cell office:value-type="string" table:style-name="ce20">
            <text:p>Route 14</text:p>
          </table:table-cell>
          <table:table-cell office:value-type="string" table:style-name="ce2">
            <text:p>Kabarore</text:p>
          </table:table-cell>
          <table:table-cell table:number-columns-repeated="16370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 Bulbizarre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office:value-type="string" table:style-name="ce7">
            <text:p>2 Herbizarre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office:value-type="string" table:style-name="ce7">
            <text:p>3 Florizarre</text:p>
          </table:table-cell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8"/>
          <table:table-cell table:number-columns-repeated="8" table:style-name="ce5"/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office:value-type="string" table:style-name="ce1">
            <text:p>5 Reptincel</text:p>
          </table:table-cell>
          <table:table-cell table:style-name="ce8"/>
          <table:table-cell table:number-columns-repeated="8" table:style-name="ce5"/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office:value-type="string" table:style-name="ce1">
            <text:p>6 Dracaufeu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 Carapuce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8 Carabaffe</text:p>
          </table:table-cell>
          <table:table-cell table:style-name="ce8"/>
          <table:table-cell table:style-name="ce9"/>
          <table:table-cell office:value-type="string" table:style-name="ce8">
            <text:p>T</text:p>
          </table:table-cell>
          <table:table-cell table:number-columns-repeated="6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9 Tortank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table:style-name="ce10"/>
          <table:table-cell table:style-name="ce16"/>
          <table:table-cell office:value-type="string" table:style-name="ce23">
            <text:p>T</text:p>
          </table:table-cell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 Chenipan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11 Crisacier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12 Papillusion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 Aspicot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14 Coconfort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15 Dardargnant</text:p>
          </table:table-cell>
          <table:table-cell table:style-name="ce8"/>
          <table:table-cell table:number-columns-repeated="4" table:style-name="ce9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6 Roucool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17 Roucoops</text:p>
          </table:table-cell>
          <table:table-cell table:style-name="ce8"/>
          <table:table-cell table:number-columns-repeated="5"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18 Roucarnage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10">
            <text:p>X</text:p>
          </table:table-cell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9 Rattata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20 Rattatac</text:p>
          </table:table-cell>
          <table:table-cell table:style-name="ce8"/>
          <table:table-cell table:number-columns-repeated="8" table:style-name="ce9"/>
          <table:table-cell office:value-type="string" table:style-name="ce10">
            <text:p>X</text:p>
          </table:table-cell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1 Piafabec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22 Rapasdepic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3 Abo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24 Arbock</text:p>
          </table:table-cell>
          <table:table-cell table:style-name="ce8"/>
          <table:table-cell table:style-name="ce9"/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table:number-columns-repeated="2" table:style-name="ce7"/>
          <table:table-cell table:number-columns-repeated="2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5 Pikatchu</text:p>
          </table:table-cell>
          <table:table-cell table:style-name="ce8"/>
          <table:table-cell table:number-columns-repeated="8" table:style-name="ce9"/>
          <table:table-cell table:style-name="ce10"/>
          <table:table-cell office:value-type="string" table:style-name="ce18">
            <text:p>T</text:p>
          </table:table-cell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1">
            <text:p>26 Raitchu</text:p>
          </table:table-cell>
          <table:table-cell table:style-name="ce8"/>
          <table:table-cell table:number-columns-repeated="8" table:style-name="ce5"/>
          <table:table-cell table:style-name="ce6"/>
          <table:table-cell office:value-type="string" table:style-name="ce18">
            <text:p>T</text:p>
          </table:table-cell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7 Sablette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28 Sablairau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2" table:style-name="ce9"/>
          <table:table-cell office:value-type="string" table:style-name="ce9">
            <text:p>X</text:p>
          </table:table-cell>
          <table:table-cell table:style-name="ce10"/>
          <table:table-cell table:style-name="ce16"/>
          <table:table-cell office:value-type="string" table:style-name="ce21">
            <text:p>X</text:p>
          </table:table-cell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9 Nidoran F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30 Nidornina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8">
            <text:p>X, T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1">
            <text:p>31 Nodoqueen</text:p>
          </table:table-cell>
          <table:table-cell table:style-name="ce8"/>
          <table:table-cell table:number-columns-repeated="8" table:style-name="ce5"/>
          <table:table-cell table:style-name="ce6"/>
          <table:table-cell table:style-name="ce17"/>
          <table:table-cell table:style-name="ce22"/>
          <table:table-cell office:value-type="string" table:style-name="ce25">
            <text:p>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2 Nidoran M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33 Nidorino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1">
            <text:p>34 Nidoking</text:p>
          </table:table-cell>
          <table:table-cell table:style-name="ce8"/>
          <table:table-cell table:number-columns-repeated="8" table:style-name="ce5"/>
          <table:table-cell table:style-name="ce6"/>
          <table:table-cell table:style-name="ce17"/>
          <table:table-cell table:style-name="ce22"/>
          <table:table-cell office:value-type="string" table:style-name="ce25">
            <text:p>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5 Mélofée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36 Mélodelfe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7 Goupix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1">
            <text:p>38 Feunard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9 Rondoudou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40 Grodoudou</text:p>
          </table:table-cell>
          <table:table-cell table:number-columns-repeated="9" table:style-name="ce9"/>
          <table:table-cell office:value-type="string" table:style-name="ce10">
            <text:p>X</text:p>
          </table:table-cell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1 Nosferapti</text:p>
          </table:table-cell>
          <table:table-cell table:style-name="ce8"/>
          <table:table-cell table:number-columns-repeated="5" table:style-name="ce9"/>
          <table:table-cell office:value-type="string" table:style-name="ce8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42 Nosferalto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3 Mystèrbe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44 Ortide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45 Raflessia</text:p>
          </table:table-cell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6 Paras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47 Parasect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8 Mimitos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49 Aéromite</text:p>
          </table:table-cell>
          <table:table-cell table:number-columns-repeated="5"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0 Taupiqueur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51 Triopiqueur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2" table:style-name="ce9"/>
          <table:table-cell office:value-type="string" table:style-name="ce9">
            <text:p>X</text:p>
          </table:table-cell>
          <table:table-cell table:style-name="ce10"/>
          <table:table-cell table:style-name="ce16"/>
          <table:table-cell office:value-type="string" table:style-name="ce23">
            <text:p>T</text:p>
          </table:table-cell>
          <table:table-cell office:value-type="string" table:style-name="ce24">
            <text:p>T</text:p>
          </table:table-cell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2 Miaouss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9" table:style-name="ce5"/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4 Psykokwak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55 Akwakwak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6 Férossinge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57 Collosinge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8 Canninos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59 Arkanin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0 Ptitard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61 Têtarte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6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1">
            <text:p>62 Tartard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3 Abra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64 Kadabra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7" table:style-name="ce9"/>
          <table:table-cell office:value-type="string" table:style-name="ce10">
            <text:p>X</text:p>
          </table:table-cell>
          <table:table-cell table:style-name="ce16"/>
          <table:table-cell office:value-type="string" table:style-name="ce23">
            <text:p>X, T</text:p>
          </table:table-cell>
          <table:table-cell table:number-columns-repeated="16371" table:style-name="ce9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6 Machoc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67 Machopeur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6"/>
          <table:table-cell office:value-type="string" table:style-name="ce21">
            <text:p>X</text:p>
          </table:table-cell>
          <table:table-cell table:number-columns-repeated="16371" table:style-name="ce9"/>
        </table:table-row>
        <table:table-row table:style-name="ro1">
          <table:table-cell office:value-type="string" table:style-name="ce1">
            <text:p>68 Mackogneur</text:p>
          </table:table-cell>
          <table:table-cell table:number-columns-repeated="3" table:style-name="ce5"/>
          <table:table-cell office:value-type="string" table:style-name="ce8">
            <text:p>T</text:p>
          </table:table-cell>
          <table:table-cell table:number-columns-repeated="4" table:style-name="ce5"/>
          <table:table-cell office:value-type="string" table:style-name="ce8">
            <text:p>T</text:p>
          </table:table-cell>
          <table:table-cell table:style-name="ce6"/>
          <table:table-cell table:style-name="ce17"/>
          <table:table-cell office:value-type="string" table:style-name="ce23">
            <text:p>T</text:p>
          </table:table-cell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9 Chetiflor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70 Bousiflor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71 Empiflor</text:p>
          </table:table-cell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2 Tentacool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11">
            <text:p>73 Tentacruel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4 Racailloux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75 Gravalanch</text:p>
          </table:table-cell>
          <table:table-cell table:style-name="ce8"/>
          <table:table-cell table:number-columns-repeated="3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2" table:style-name="ce9"/>
          <table:table-cell office:value-type="string" table:style-name="ce8">
            <text:p>X, T</text:p>
          </table:table-cell>
          <table:table-cell table:style-name="ce10"/>
          <table:table-cell table:style-name="ce16"/>
          <table:table-cell office:value-type="string" table:style-name="ce23">
            <text:p>X, T</text:p>
          </table:table-cell>
          <table:table-cell table:style-name="ce9"/>
          <table:table-cell table:number-columns-repeated="16370" table:style-name="ce7"/>
        </table:table-row>
        <table:table-row table:style-name="ro1">
          <table:table-cell office:value-type="string" table:style-name="ce1">
            <text:p>76 Grolem</text:p>
          </table:table-cell>
          <table:table-cell table:number-columns-repeated="9" table:style-name="ce5"/>
          <table:table-cell table:style-name="ce6"/>
          <table:table-cell table:style-name="ce17"/>
          <table:table-cell office:value-type="string" table:style-name="ce23">
            <text:p>T</text:p>
          </table:table-cell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7 Ponyta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78 Galopa</text:p>
          </table:table-cell>
          <table:table-cell table:number-columns-repeated="9" table:style-name="ce9"/>
          <table:table-cell table:style-name="ce10"/>
          <table:table-cell table:style-name="ce16"/>
          <table:table-cell office:value-type="string" table:style-name="ce21">
            <text:p>X</text:p>
          </table:table-cell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9 Ramoloss</text:p>
          </table:table-cell>
          <table:table-cell table:style-name="ce8"/>
          <table:table-cell table:number-columns-repeated="4"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80 Flagadoss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table:style-name="ce16"/>
          <table:table-cell office:value-type="string" table:style-name="ce23">
            <text:p>T</text:p>
          </table:table-cell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1 Magneti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18">
            <text:p>T</text:p>
          </table:table-cell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office:value-type="string" table:style-name="ce7">
            <text:p>82 magneton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18">
            <text:p>T</text:p>
          </table:table-cell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3 Canartichaud</text:p>
          </table:table-cell>
          <table:table-cell table:style-name="ce8"/>
          <table:table-cell table:number-columns-repeated="5"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4 Doduo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85 Dodrio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table:style-name="ce7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9" table:style-name="ce5"/>
          <table:table-cell table:style-name="ce6"/>
          <table:table-cell table:style-name="ce17"/>
          <table:table-cell office:value-type="string" table:style-name="ce23">
            <text:p>T</text:p>
          </table:table-cell>
          <table:table-cell table:number-columns-repeated="16371" table:style-name="ce5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9" table:style-name="ce5"/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8 Tadmorv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office:value-type="string" table:style-name="ce7">
            <text:p>89 Grostadmorv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0 Kokiyas</text:p>
          </table:table-cell>
          <table:table-cell table:style-name="ce8"/>
          <table:table-cell table:style-name="ce9"/>
          <table:table-cell office:value-type="string" table:style-name="ce8">
            <text:p>T</text:p>
          </table:table-cell>
          <table:table-cell table:number-columns-repeated="6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11">
            <text:p>91 Krustabri</text:p>
          </table:table-cell>
          <table:table-cell table:style-name="ce8"/>
          <table:table-cell table:style-name="ce12"/>
          <table:table-cell office:value-type="string" table:style-name="ce8">
            <text:p>T</text:p>
          </table:table-cell>
          <table:table-cell table:number-columns-repeated="6" table:style-name="ce12"/>
          <table:table-cell table:style-name="ce13"/>
          <table:table-cell table:style-name="ce19"/>
          <table:table-cell office:value-type="string" table:style-name="ce23">
            <text:p>T</text:p>
          </table:table-cell>
          <table:table-cell table:number-columns-repeated="16371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2 Fantominus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3" table:style-name="ce9"/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office:value-type="string" table:style-name="ce7">
            <text:p>93 Spectrum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style-name="ce16"/>
          <table:table-cell office:value-type="string" table:style-name="ce23">
            <text:p>X, T</text:p>
          </table:table-cell>
          <table:table-cell table:style-name="ce9"/>
          <table:table-cell table:number-columns-repeated="16370" table:style-name="ce7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9" table:style-name="ce5"/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5 Onix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office:value-type="string" table:style-name="ce24">
            <text:p>T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6 Spoporifik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office:value-type="string" table:style-name="ce7">
            <text:p>97 Hypnomade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style-name="ce16"/>
          <table:table-cell office:value-type="string" table:style-name="ce23">
            <text:p>X, T</text:p>
          </table:table-cell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8 Krabby</text:p>
          </table:table-cell>
          <table:table-cell table:style-name="ce8"/>
          <table:table-cell office:value-type="string" table:style-name="ce8">
            <text:p>X, T</text:p>
          </table:table-cell>
          <table:table-cell table:number-columns-repeated="7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1">
            <text:p>99 Kraboss</text:p>
          </table:table-cell>
          <table:table-cell table:style-name="ce5"/>
          <table:table-cell office:value-type="string" table:style-name="ce8">
            <text:p>T</text:p>
          </table:table-cell>
          <table:table-cell table:number-columns-repeated="6" table:style-name="ce5"/>
          <table:table-cell office:value-type="string" table:style-name="ce8">
            <text:p>T</text:p>
          </table:table-cell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0 Voltorbe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18">
            <text:p>T</text:p>
          </table:table-cell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office:value-type="string" table:style-name="ce7">
            <text:p>101 Electrode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office:value-type="string" table:style-name="ce18">
            <text:p>T</text:p>
          </table:table-cell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2 Noeunoeuf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103 Noadkoko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4 Oselait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office:value-type="string" table:style-name="ce24">
            <text:p>T</text:p>
          </table:table-cell>
          <table:table-cell table:number-columns-repeated="16370" table:style-name="ce9"/>
        </table:table-row>
        <table:table-row table:style-name="ro1">
          <table:table-cell office:value-type="string" table:style-name="ce7">
            <text:p>105 Ossatueur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table:style-name="ce7"/>
          <table:table-cell table:number-columns-repeated="3" table:style-name="ce9"/>
          <table:table-cell table:style-name="ce10"/>
          <table:table-cell table:style-name="ce16"/>
          <table:table-cell table:style-name="ce21"/>
          <table:table-cell office:value-type="string" table:style-name="ce24">
            <text:p>T</text:p>
          </table:table-cell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number-columns-repeated="3" table:style-name="ce5"/>
          <table:table-cell office:value-type="string" table:style-name="ce8">
            <text:p>T</text:p>
          </table:table-cell>
          <table:table-cell table:number-columns-repeated="5" table:style-name="ce5"/>
          <table:table-cell table:style-name="ce6"/>
          <table:table-cell table:style-name="ce17"/>
          <table:table-cell office:value-type="string" table:style-name="ce23">
            <text:p>T</text:p>
          </table:table-cell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number-columns-repeated="9" table:style-name="ce5"/>
          <table:table-cell table:style-name="ce6"/>
          <table:table-cell table:style-name="ce17"/>
          <table:table-cell office:value-type="string" table:style-name="ce23">
            <text:p>T</text:p>
          </table:table-cell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8 Exelangue</text:p>
          </table:table-cell>
          <table:table-cell table:style-name="ce8"/>
          <table:table-cell table:number-columns-repeated="2" table:style-name="ce9"/>
          <table:table-cell office:value-type="string" table:style-name="ce8">
            <text:p>T</text:p>
          </table:table-cell>
          <table:table-cell table:number-columns-repeated="5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9 Smogo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3" table:style-name="ce9"/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office:value-type="string" table:style-name="ce7">
            <text:p>110 Smogogo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table:style-name="ce16"/>
          <table:table-cell office:value-type="string" table:style-name="ce23">
            <text:p>T</text:p>
          </table:table-cell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1 Rinocorne</text:p>
          </table:table-cell>
          <table:table-cell table:style-name="ce8"/>
          <table:table-cell table:number-columns-repeated="3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3" table:style-name="ce9"/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office:value-type="string" table:style-name="ce1">
            <text:p>112 Rinoféros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number-columns-repeated="9" table:style-name="ce5"/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4 Saquedeneu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9" table:style-name="ce5"/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6 Hypotrempe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7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5"/>
          <table:table-cell office:value-type="string" table:style-name="ce8">
            <text:p>T</text:p>
          </table:table-cell>
          <table:table-cell table:number-columns-repeated="5" table:style-name="ce5"/>
          <table:table-cell office:value-type="string" table:style-name="ce8">
            <text:p>T</text:p>
          </table:table-cell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8 Poissirène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11">
            <text:p>119 Poissoroy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0 Stary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11">
            <text:p>121 Staross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2 M.Mime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16"/>
          <table:table-cell office:value-type="string" table:style-name="ce23">
            <text:p>T</text:p>
          </table:table-cell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3 Insécateur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office:value-type="string" table:style-name="ce18">
            <text:p>T</text:p>
          </table:table-cell>
          <table:table-cell table:style-name="ce22"/>
          <table:table-cell office:value-type="string" table:style-name="ce25">
            <text:p>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style-name="ce17"/>
          <table:table-cell table:style-name="ce22"/>
          <table:table-cell office:value-type="string" table:style-name="ce25">
            <text:p>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7 Scarabrute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9" table:style-name="ce5"/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9 Magicarpe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130 Leviator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6" table:style-name="ce9"/>
          <table:table-cell office:value-type="string" table:style-name="ce8">
            <text:p>T</text:p>
          </table:table-cell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2 Metamorph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3 Evo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office:value-type="string" table:style-name="ce7">
            <text:p>134 Aqua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office:value-type="string" table:style-name="ce7">
            <text:p>135 Volta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8">
            <text:p>T</text:p>
          </table:table-cell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office:value-type="string" table:style-name="ce7">
            <text:p>136 Pyro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7 Porygon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8 Amonita</text:p>
          </table:table-cell>
          <table:table-cell table:number-columns-repeated="9" table:style-name="ce12"/>
          <table:table-cell table:style-name="ce13"/>
          <table:table-cell table:style-name="ce19"/>
          <table:table-cell office:value-type="string" table:style-name="ce23">
            <text:p>T</text:p>
          </table:table-cell>
          <table:table-cell table:number-columns-repeated="16371" table:style-name="ce12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9" table:style-name="ce5"/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40 Kabuto</text:p>
          </table:table-cell>
          <table:table-cell table:style-name="ce8"/>
          <table:table-cell table:number-columns-repeated="8" table:style-name="ce9"/>
          <table:table-cell table:style-name="ce10"/>
          <table:table-cell table:style-name="ce16"/>
          <table:table-cell table:style-name="ce21"/>
          <table:table-cell table:number-columns-repeated="16371" table:style-name="ce9"/>
        </table:table-row>
        <table:table-row table:style-name="ro1">
          <table:table-cell office:value-type="string" table:style-name="ce7">
            <text:p>141 Kabutops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9" table:style-name="ce5"/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9" table:style-name="ce5"/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9" table:style-name="ce5"/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47 Minidraco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office:value-type="string" table:style-name="ce7">
            <text:p>148 Draco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office:value-type="string" table:style-name="ce7">
            <text:p>149 Dracolosse</text:p>
          </table:table-cell>
          <table:table-cell table:number-columns-repeated="9" table:style-name="ce9"/>
          <table:table-cell office:value-type="string" table:style-name="ce10">
            <text:p>X</text:p>
          </table:table-cell>
          <table:table-cell table:style-name="ce16"/>
          <table:table-cell table:style-name="ce21"/>
          <table:table-cell table:style-name="ce9"/>
          <table:table-cell table:number-columns-repeated="1637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9" table:style-name="ce5"/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51 Mew</text:p>
          </table:table-cell>
          <table:table-cell table:number-columns-repeated="9" table:style-name="ce5"/>
          <table:table-cell table:style-name="ce6"/>
          <table:table-cell table:style-name="ce17"/>
          <table:table-cell table:style-name="ce22"/>
          <table:table-cell table:number-columns-repeated="16371" table:style-name="ce5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ekum</meta:initial-creator>
    <dc:creator>Dekum</dc:creator>
    <meta:creation-date>2022-04-05T10:45:59Z</meta:creation-date>
    <dc:date>2022-05-07T17:12:13Z</dc:date>
    <meta:editing-duration>PT0S</meta:editing-duration>
  </office:meta>
</office:document-meta>
</file>